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ood Practiques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davidam@libresoft:~/git/python-examples/poo/agent$ nosetests test</text:span></text:p>
                <text:p><text:span text:style-name="T1">davidam@libresoft:~/git/python-examples/poo/calculator$ nosetests3 test</text:span></text:p>
                <text:p><text:span text:style-name="T1">davidam@libresoft:~/git/python-examples/poo/factorial$ nosetests3 test</text:span></text:p>
                <text:p><text:span text:style-name="T1">davidam@libresoft:~/git/python-examples/poo/fib$ nosetests3 test</text:span></text:p>
                <text:p><text:span text:style-name="T1">davidam@libresoft:~/git/python-examples/poo/hanoi$ nosetests3 test</text:span></text:p>
                <text:p><text:span text:style-name="T1">$ python3 herencia.py</text:span></text:p>
                <text:p><text:span text:style-name="T1">$ python3 multiple-inheritance.py</text:span></text:p>
                <text:p><text:span text:style-name="T1">$ python3 overload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ction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$ python3 lambda-power-py</text:span></text:p>
                <text:p><text:span text:style-name="T1">$ python3 reduce.py</text:span></text:p>
                <text:p><text:span text:style-name="T1">$ python3 funargs.py</text:span></text:p>
                <text:p><text:span text:style-name="T1">$ python3 decorator.py</text:span></text:p>
                <text:p><text:span text:style-name="T1">$ python3 pythonic-decorator.py</text:span></text:p>
                <text:p><text:span text:style-name="T1">$ python3 template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ckag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">$ cd ~/git/python-examples/packaging/funniest</text:span></text:p>
                <text:p><text:span text:style-name="T1">$ find .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28M17S</meta:editing-duration>
    <meta:editing-cycles>7</meta:editing-cycles>
    <meta:generator>LibreOffice/5.1.2.2$Linux_X86_64 LibreOffice_project/10m0$Build-2</meta:generator>
    <dc:date>2018-04-09T17:30:51.160105476</dc:date>
    <meta:document-statistic meta:object-count="64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